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8.39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89cm" svg:height="2.286cm" svg:x="5.699cm" svg:y="1.643cm">
          <text:p text:style-name="P1"><text:span text:style-name="T1">Propagation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name="aaa_ 3" draw:style-name="gr2" draw:text-style-name="P2" xml:id="id1" draw:id="id1" draw:layer="layout" svg:width="2.512cm" svg:height="1.651cm" svg:x="0.24cm" svg:y="1.96cm">
          <text:p text:style-name="P2"><text:span text:style-name="T2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17cm" svg:height="0.725cm" svg:x="9.354cm" svg:y="0.691cm">
          <draw:text-box>
            <text:p><text:span text:style-name="T1">User</text:span></text:p>
          </draw:text-box>
        </draw:frame>
        <draw:frame draw:style-name="gr4" draw:text-style-name="P5" draw:layer="layout" svg:width="2.713cm" svg:height="1.199cm" svg:x="2.934cm" svg:y="1.4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721cm" svg:y="1.459cm">
          <draw:text-box>
            <text:p text:style-name="P4"><text:span text:style-name="T1">Identity information</text:span></text:p>
          </draw:text-box>
        </draw:frame>
        <draw:custom-shape draw:name="aaa_ 6" draw:style-name="gr2" draw:text-style-name="P2" xml:id="id3" draw:id="id3" draw:layer="layout" svg:width="2.512cm" svg:height="1.651cm" svg:x="11.64cm" svg:y="1.96cm">
          <text:p text:style-name="P2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2" draw:text-style-name="P2" xml:id="id2" draw:id="id2" draw:layer="layout" svg:width="2.512cm" svg:height="1.651cm" svg:x="6.14cm" svg:y="1.96cm">
          <text:p text:style-name="P2"><text:span text:style-name="T2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2" draw:text-style-name="P2" xml:id="id4" draw:id="id4" draw:layer="layout" svg:width="2.512cm" svg:height="1.651cm" svg:x="17.54cm" svg:y="1.96cm">
          <text:p text:style-name="P2"><text:span text:style-name="T2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2.752cm" svg:y1="2.785cm" svg:x2="6.14cm" svg:y2="2.785cm" draw:start-shape="id1" draw:start-glue-point="1" draw:end-shape="id2" draw:end-glue-point="3" svg:d="M2752 2785h3388" svg:viewBox="0 0 3389 1">
          <text:p/>
        </draw:connector>
        <draw:connector draw:style-name="gr6" draw:text-style-name="P6" draw:layer="layout" draw:type="line" svg:x1="14.152cm" svg:y1="2.785cm" svg:x2="17.54cm" svg:y2="2.785cm" draw:start-shape="id3" draw:start-glue-point="1" draw:end-shape="id4" draw:end-glue-point="3" svg:d="M14152 27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6-04T18:12:03.242717834</dc:date>
    <dc:creator>Igor Zboran</dc:creator>
    <meta:editing-duration>PT52M56S</meta:editing-duration>
    <meta:editing-cycles>26</meta:editing-cycles>
    <meta:generator>LibreOffice/7.3.3.2$Linux_X86_64 LibreOffice_project/4985bca6212b77bf8c7a86bceeb2084ec86f4b6b</meta:generator>
    <meta:document-statistic meta:object-count="10"/>
  </office:meta>
</office:document-meta>
</file>